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orch_02 → torch_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 → vase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00/00/00</text:date>, <text:time style:data-style-name="N2" text:time-value="11:13:23.680922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31T11:15:33.960586887</dc:date>
    <meta:editing-duration>P1DT12H16M41S</meta:editing-duration>
    <meta:editing-cycles>33</meta:editing-cycles>
    <meta:document-statistic meta:table-count="1" meta:cell-count="474" meta:object-count="0"/>
  </office:meta>
</office:document-meta>
</file>